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2pt" style:font-size-asian="12pt"/>
    </style:style>
    <style:style style:name="P4" style:family="paragraph" style:parent-style-name="Standard">
      <style:paragraph-properties fo:margin-top="0.423cm" fo:margin-bottom="0cm" fo:text-align="justify" style:justify-single-word="false"/>
    </style:style>
    <style:style style:name="P5" style:family="paragraph" style:parent-style-name="Standard">
      <style:paragraph-properties fo:margin-top="0.423cm" fo:margin-bottom="0cm" fo:text-align="justify" style:justify-single-word="false"/>
      <style:text-properties fo:font-size="12pt" style:text-underline-style="solid" style:text-underline-width="auto" style:text-underline-color="font-color" fo:font-weight="bold" style:font-size-asian="12pt" style:font-weight-asian="bold"/>
    </style:style>
    <style:style style:name="P6" style:family="paragraph" style:parent-style-name="Standard">
      <style:paragraph-properties fo:margin-top="0.423cm" fo:margin-bottom="0cm" fo:text-align="justify" style:justify-single-word="false"/>
      <style:text-properties fo:font-size="12pt" fo:font-weight="bold" style:font-size-asian="12pt" style:font-weight-asian="bold"/>
    </style:style>
    <style:style style:name="P7" style:family="paragraph" style:parent-style-name="Standard">
      <style:paragraph-properties fo:margin-top="0.635cm" fo:margin-bottom="0.353cm" fo:text-align="justify" style:justify-single-word="false"/>
      <style:text-properties fo:font-size="12pt" style:font-size-asian="12pt"/>
    </style:style>
    <style:style style:name="P8" style:family="paragraph" style:parent-style-name="Standard" style:master-page-name="Standard">
      <style:paragraph-properties fo:text-align="justify" style:justify-single-word="false" style:page-number="auto"/>
    </style:style>
    <style:style style:name="P9" style:family="paragraph" style:parent-style-name="List_20_Paragraph" style:list-style-name="L1">
      <style:paragraph-properties fo:text-align="justify" style:justify-single-word="false"/>
    </style:style>
    <style:style style:name="P10" style:family="paragraph" style:parent-style-name="List_20_Paragraph" style:list-style-name="WWNum2">
      <style:paragraph-properties fo:text-align="justify" style:justify-single-word="false"/>
    </style:style>
    <style:style style:name="P11" style:family="paragraph" style:parent-style-name="List_20_Paragraph" style:list-style-name="WWNum2">
      <style:paragraph-properties fo:margin-top="0.423cm" fo:margin-bottom="0cm" fo:text-align="justify" style:justify-single-word="false"/>
      <style:text-properties fo:font-size="12pt" style:font-size-asian="12pt"/>
    </style:style>
    <style:style style:name="P12" style:family="paragraph" style:parent-style-name="List_20_Paragraph" style:list-style-name="L2">
      <style:paragraph-properties fo:margin-top="0.423cm" fo:margin-bottom="0cm" fo:text-align="justify" style:justify-single-word="false"/>
      <style:text-properties fo:font-size="12pt" style:font-size-asian="12pt"/>
    </style:style>
    <style:style style:name="P13" style:family="paragraph" style:parent-style-name="List_20_Paragraph" style:list-style-name="L3">
      <style:paragraph-properties fo:margin-top="0.423cm" fo:margin-bottom="0cm" fo:text-align="justify" style:justify-single-word="false"/>
      <style:text-properties fo:font-size="12pt" style:font-size-asian="12pt"/>
    </style:style>
    <style:style style:name="P14" style:family="paragraph" style:parent-style-name="List_20_Paragraph" style:list-style-name="WWNum2">
      <style:paragraph-properties fo:margin-top="0.423cm" fo:margin-bottom="0cm" fo:text-align="justify" style:justify-single-word="false"/>
    </style:style>
    <style:style style:name="P15" style:family="paragraph" style:parent-style-name="List_20_Paragraph" style:list-style-name="L2">
      <style:paragraph-properties fo:margin-top="0.423cm" fo:margin-bottom="0cm" fo:text-align="justify" style:justify-single-word="false"/>
    </style:style>
    <style:style style:name="P16" style:family="paragraph" style:parent-style-name="List_20_Paragraph" style:list-style-name="L3">
      <style:paragraph-properties fo:margin-top="0.423cm" fo:margin-bottom="0cm" fo:text-align="justify" style:justify-single-word="false"/>
    </style:style>
    <style:style style:name="P17" style:family="paragraph" style:parent-style-name="List_20_Paragraph" style:list-style-name="WWNum10">
      <style:paragraph-properties fo:margin-top="0.423cm" fo:margin-bottom="0cm" fo:text-align="justify" style:justify-single-word="false"/>
    </style:style>
    <style:style style:name="T1" style:family="text">
      <style:text-properties fo:font-size="14pt" style:font-size-asian="14pt"/>
    </style:style>
    <style:style style:name="T2" style:family="text">
      <style:text-properties fo:font-size="14pt" style:text-underline-style="solid" style:text-underline-width="auto" style:text-underline-color="font-color" style:font-size-asian="14pt"/>
    </style:style>
    <style:style style:name="T3" style:family="text">
      <style:text-properties fo:font-size="12pt" style:font-size-asian="12pt"/>
    </style:style>
    <style:style style:name="T4" style:family="text">
      <style:text-properties fo:font-size="12pt" fo:font-weight="bold" style:font-size-asian="12pt" style:font-weight-asian="bold"/>
    </style:style>
    <style:style style:name="T5" style:family="text">
      <style:text-properties fo:font-size="12pt" style:text-underline-style="solid" style:text-underline-width="auto" style:text-underline-color="font-color" style:font-size-asian="12pt"/>
    </style:style>
    <style:style style:name="T6" style:family="text">
      <style:text-properties fo:font-size="12pt" style:text-underline-style="solid" style:text-underline-width="auto" style:text-underline-color="font-color" fo:font-weight="bold" style:font-size-asian="12pt" style:font-weight-asian="bold"/>
    </style:style>
    <style:style style:name="T7" style:family="text">
      <style:text-properties fo:font-size="12pt" fo:language="en" fo:country="US" style:font-size-asian="12pt"/>
    </style:style>
    <style:style style:name="T8" style:family="text">
      <style:text-properties fo:font-size="12pt" fo:language="en" fo:country="US" fo:font-weight="bold" style:font-size-asian="12pt" style:font-weight-asian="bold"/>
    </style:style>
    <style:style style:name="T9" style:family="text">
      <style:text-properties fo:font-size="12pt" fo:language="en" fo:country="US" style:text-underline-style="solid" style:text-underline-width="auto" style:text-underline-color="font-color" style:font-size-asian="12pt"/>
    </style:style>
    <style:style style:name="T10" style:family="text">
      <style:text-properties fo:font-size="12pt" fo:language="en" fo:country="US" fo:font-style="italic" style:font-size-asian="12pt" style:font-style-asian="italic"/>
    </style:style>
    <style:style style:name="T11" style:family="text">
      <style:text-properties fo:font-size="12pt" fo:font-style="italic" style:font-size-asian="12pt" style:font-style-asian="italic"/>
    </style:style>
    <style:style style:name="T12" style:family="text">
      <style:text-properties fo:font-size="12pt" fo:font-style="italic" fo:font-weight="bold" style:font-size-asian="12pt" style:font-style-asian="italic" style:font-weight-asian="bold"/>
    </style:style>
    <style:style style:name="T13" style:family="text">
      <style:text-properties fo:color="#ff0000" fo:font-size="16pt" fo:font-weight="bold" style:font-size-asian="16pt"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ΤΕΚΜΗΡΙΩΣΗ </text:span><text:span text:style-name="T2">ΤΟΥ ΥΛΙΚΟΥ</text:span><text:span text:style-name="T1"> ΤΟΥ ΕΡΓΟΥ «Άμεση ανίχνευση, ειδοποίηση και επέμβαση σε περίπτωση πυρκαγιάς». </text:span></text:p>
      <text:p text:style-name="P7">Το παρόν αρχείο αποτελείται από τα εξής:</text:p>
      <text:list xml:id="list3137592535103055340" text:style-name="L1">
        <text:list-item>
          <text:p text:style-name="P9"><text:span text:style-name="T4">ΕΝΟΤΗΤΑ 1</text:span><text:span text:style-name="T3">: Αναφορά των υλικών που χρησιμοποιήθηκαν στο έργο μας και του ρόλου καθενός από αυτά.</text:span></text:p>
        </text:list-item>
        <text:list-item>
          <text:p text:style-name="P9"><text:span text:style-name="T4">ΕΝΟΤΗΤΑ 2</text:span><text:span text:style-name="T3">: Ανάλυση σημαντικών προϋποθέσεων – περιορισμών που έπρεπε να τηρηθούν ώστε το έργο να λειτουργήσει ορθά καθώς επίσης και του τρόπου με τον οποίο χρησιμοποιήθηκε κάθε υλικό ώστε να πληρούνται οι παραπάνω περιορισμοί.</text:span></text:p>
        </text:list-item>
      </text:list>
      <text:p text:style-name="P3"/>
      <text:p text:style-name="P2"><text:span text:style-name="T6">ΕΝΟΤΗΤΑ 1</text:span><text:span text:style-name="T5">:</text:span></text:p>
      <text:p text:style-name="P2"><text:span text:style-name="T3">Τα </text:span><text:span text:style-name="T4">υλικά</text:span><text:span text:style-name="T3"> τα οποία χρησιμοποιήσαμε στο έργο μας και ο </text:span><text:span text:style-name="T4">ρόλος</text:span><text:span text:style-name="T3"> τους:</text:span></text:p>
      <text:list xml:id="list7137779136573414148" text:style-name="WWNum2">
        <text:list-item>
          <text:p text:style-name="P10"><text:span text:style-name="T3">Πέντε (5) </text:span><text:span text:style-name="T7">robots</text:span><text:span text:style-name="T3"> </text:span><text:span text:style-name="T7">Edison</text:span><text:span text:style-name="T3"> </text:span><text:span text:style-name="T7">v</text:span><text:span text:style-name="T3">2.0 και είκοσι (20) μπαταρίες τύπου ΑΑΑ για την τροφοδοσία των 5 </text:span><text:span text:style-name="T7">robots</text:span><text:span text:style-name="T3"> (κάθε </text:span><text:span text:style-name="T7">robot</text:span><text:span text:style-name="T3"> </text:span><text:span text:style-name="T7">Edison</text:span><text:span text:style-name="T3"> απαιτεί 4 μπαταρίες). Ειδικότερα, για τον ρόλο καθενός από τα </text:span><text:span text:style-name="T7">robot</text:span><text:span text:style-name="T3"> </text:span><text:span text:style-name="T7">Edison</text:span><text:span text:style-name="T3">: Ένα (1) </text:span><text:span text:style-name="T7">robot</text:span><text:span text:style-name="T3"> </text:span><text:span text:style-name="T7">Edison</text:span><text:span text:style-name="T3"> αντιπροσωπεύει τον </text:span><text:span text:style-name="T7">robot</text:span><text:span text:style-name="T3"> – ελεγκτή του πυροσβεστικού σταθμού. Δύο (2) </text:span><text:span text:style-name="T7">robots</text:span><text:span text:style-name="T3"> </text:span><text:span text:style-name="T7">Edison</text:span><text:span text:style-name="T3"> αντιπροσωπεύουν τα </text:span><text:span text:style-name="T7">robot</text:span><text:span text:style-name="T3"> δασικών περιοχών (κάθε δασική περιοχή έχει το δικό της </text:span><text:span text:style-name="T7">robot</text:span><text:span text:style-name="T3">). Δύο (2) </text:span><text:span text:style-name="T7">robots</text:span><text:span text:style-name="T3"> </text:span><text:span text:style-name="T7">Edison</text:span><text:span text:style-name="T3"> αντιπροσωπεύουν πυροσβεστικά οχήματα.</text:span></text:p>
        </text:list-item>
        <text:list-item>
          <text:p text:style-name="P11">Μονωτική ταινία μαύρου χρώματος με την οποία σχεδιάσαμε τις διαδρομές (τους δρόμους) που ξεκινούν από τον πυροσβεστικό σταθμό και καταλήγουν στις δασικές περιοχές.</text:p>
        </text:list-item>
        <text:list-item>
          <text:p text:style-name="P14"><text:span text:style-name="T3">Χάρτινες κατασκευές από χαρτί </text:span><text:span text:style-name="T7">odule</text:span><text:span text:style-name="T3"> που αντιπροσωπεύουν τα δέντρα κάθε δασικής περιοχής.</text:span></text:p>
        </text:list-item>
      </text:list>
      <text:p text:style-name="P4"><text:span text:style-name="T3">Προϋπόθεση για την ορθή λειτουργία του έργου είναι να τηρηθούν συγκεκριμένοι περιορισμοί όσον αφορά στη χρήση των παραπάνω υλικών. Πριν αναλυθούν οι περιορισμοί είναι σημαντικό να γίνει <text:s/>περιγραφή - ανάλυση του </text:span><text:span text:style-name="T7">robot</text:span><text:span text:style-name="T3"> </text:span><text:span text:style-name="T7">Edison</text:span><text:span text:style-name="T3">, των τύπων αισθητήρων του που χρησιμοποιήσαμε και του τρόπου λειτουργίας τους:</text:span></text:p>
      <text:p text:style-name="P4"><text:span text:style-name="T4">Περιγραφή/ανάλυση του </text:span><text:span text:style-name="T8">robot</text:span><text:span text:style-name="T4"> </text:span><text:span text:style-name="T8">Edison</text:span><text:span text:style-name="T4"> και βασικών αισθητήρων - λειτουργιών του:</text:span></text:p>
      <text:p text:style-name="P4"><text:span text:style-name="T3">Κάθε </text:span><text:span text:style-name="T7">robot</text:span><text:span text:style-name="T3"> </text:span><text:span text:style-name="T7">Edison</text:span><text:span text:style-name="T3"> έχει ένα σύνολο διαφορετικών τύπων αισθητήρων. Στο έργο μας αξιοποιήσαμε τις δυνατότητες που απορρέουν από τη χρήση των εξής τύπων αισθητήρων:</text:span></text:p>
      <text:list xml:id="list6693863944943263708" text:style-name="L2">
        <text:list-item>
          <text:p text:style-name="P12">Αισθητήρες ανίχνευσης αντικειμένου/εμποδίου (η λειτουργία τους βασίζεται στη χρήση υπέρυθρων ακτινών).</text:p>
        </text:list-item>
        <text:list-item>
          <text:p text:style-name="P15"><text:span text:style-name="T3">Αισθητήρας ανίχνευσης του είδους της επιφάνειας επάνω στην οποία βρίσκεται/κινείται το </text:span><text:span text:style-name="T7">robot</text:span><text:span text:style-name="T3"> </text:span><text:span text:style-name="T7">Edison</text:span><text:span text:style-name="T3"> (ο αισθητήρας αυτός μπορεί να αναφερθεί και ως αισθητήρας ανίχνευσης γραμμής).</text:span></text:p>
        </text:list-item>
      </text:list>
      <text:p text:style-name="P4"><text:span text:style-name="T5">Σημαντικές πληροφορίες για τους αισθητήρες ανίχνευσης αντικειμένου/εμποδίου</text:span><text:span text:style-name="T3">:</text:span></text:p>
      <text:p text:style-name="P4"><text:span text:style-name="T3">Το μπροστινό τμήμα κάθε </text:span><text:span text:style-name="T7">robot</text:span><text:span text:style-name="T3"> </text:span><text:span text:style-name="T7">Edison</text:span><text:span text:style-name="T3"> έχει αισθητήρες ανίχνευσης αντικειμένων/εμποδίων (υποδεικνύονται από τα βέλη στην εικόνα «</text:span><text:span text:style-name="T8">h</text:span><text:span text:style-name="T4">1</text:span><text:span text:style-name="T3">» του φακέλου ‘hardware design’). <text:s/>Για να λειτουργήσει </text:span><text:soft-page-break/><text:span text:style-name="T3">σωστά η ανίχνευση αντικειμένου από τους αισθητήρες αυτούς πρέπει το αντικείμενο προς ανίχνευση να είναι ανοιχτόχρωμο, η επιφάνεια του αντικειμένου να είναι (σχεδόν) κάθετη προς το μπροστινό τμήμα του </text:span><text:span text:style-name="T7">robot</text:span><text:span text:style-name="T3"> </text:span><text:span text:style-name="T7">Edison</text:span><text:span text:style-name="T3"> και το αντικείμενο προς ανίχνευση να είναι τουλάχιστον όσο ψηλό είναι το </text:span><text:span text:style-name="T7">robot</text:span><text:span text:style-name="T3"> </text:span><text:span text:style-name="T7">Edison</text:span><text:span text:style-name="T3">. </text:span></text:p>
      <text:p text:style-name="P4"><text:span text:style-name="T5">Σημαντικές πληροφορίες για τον αισθητήρα ανίχνευσης του είδους της επιφάνειας επάνω στην οποία βρίσκεται/κινείται το </text:span><text:span text:style-name="T9">robot</text:span><text:span text:style-name="T3">:</text:span></text:p>
      <text:p text:style-name="P4"><text:span text:style-name="T3">Ο αισθητήρας ανίχνευσης του είδους της επιφάνειας επάνω στην οποία βρίσκεται/κινείται το </text:span><text:span text:style-name="T7">robot</text:span><text:span text:style-name="T3">, βρίσκεται στο μπροστινό μέρος της κάτω πλευράς του </text:span><text:span text:style-name="T7">robot</text:span><text:span text:style-name="T3"> </text:span><text:span text:style-name="T7">Edison</text:span><text:span text:style-name="T3"> (εικόνα «</text:span><text:span text:style-name="T8">h</text:span><text:span text:style-name="T4">2</text:span><text:span text:style-name="T3">» του φακέλου ‘hardware design’). Σκοπός του αισθητήρα αυτού είναι να ανιχνεύει κατά πόσο το </text:span><text:span text:style-name="T7">robot</text:span><text:span text:style-name="T3"> </text:span><text:span text:style-name="T7">Edison</text:span><text:span text:style-name="T3"> βρίσκεται/κινείται σε ανοιχτόχρωμη ή σκουρόχρωμη επιφάνεια. Για να λειτουργήσει σωστά ο αισθητήρας αυτός, πρέπει:</text:span></text:p>
      <text:list xml:id="list3437547679338732889" text:style-name="L3">
        <text:list-item>
          <text:p text:style-name="P13">Η επιφάνεια προς ανίχνευση (είτε είναι ανοιχτόχρωμη είτε είναι σκουρόχρωμη) να ΜΗΝ είναι γυαλιστερή.</text:p>
        </text:list-item>
        <text:list-item>
          <text:p text:style-name="P16"><text:span text:style-name="T3">Η επιφάνεια προς ανίχνευση (είτε είναι ανοιχτόχρωμη είτε είναι σκουρόχρωμη) να ΜΗΝ είναι εξαιρετικά μικρού εμβαδού. [Για παράδειγμα, αν σχεδιάσουμε μια μαύρη γραμμή η οποία είναι πολύ στενή, επάνω σε ανοιχτόχρωμη επιφάνεια, τότε το </text:span><text:span text:style-name="T7">robot</text:span><text:span text:style-name="T3"> </text:span><text:span text:style-name="T7">Edison</text:span><text:span text:style-name="T3">, κινούμενο στην ανοιχτόχρωμη επιφάνεια όταν φτάσει στη μαύρη γραμμή, ΔΕΝ θα προλάβει να την ανιχνεύσει αλλά θα περάσει από <text:s/>επάνω της και θα την προσπεράσει].</text:span></text:p>
        </text:list-item>
        <text:list-item>
          <text:p text:style-name="P16"><text:span text:style-name="T3">Η έναρξη λειτουργίας του αισθητήρα αυτού πρέπει να γίνει με το </text:span><text:span text:style-name="T7">robot</text:span><text:span text:style-name="T3"> </text:span><text:span text:style-name="T7">Edison</text:span><text:span text:style-name="T3"> τοποθετημένο σε ΑΝΟΙΧΤΟΧΡΩΜΗ επιφάνεια αρχικά.</text:span></text:p>
        </text:list-item>
      </text:list>
      <text:p text:style-name="P4"><text:span text:style-name="T11">Εφόσον έγινε η περιγραφή - ανάλυση του </text:span><text:span text:style-name="T10">robot</text:span><text:span text:style-name="T11"> </text:span><text:span text:style-name="T10">Edison</text:span><text:span text:style-name="T11">, των τύπων αισθητήρων του που χρησιμοποιήσαμε και του τρόπου λειτουργίας τους, παρακάτω αναλύονται οι περιορισμοί στον τρόπο που θα τοποθετήσουμε/χρησιμοποιήσουμε τα υλικά του έργου μας και </text:span><text:span text:style-name="T12">απορρέουν – προκύπτουν από την παραπάνω ανάλυση</text:span><text:span text:style-name="T11">.</text:span></text:p>
      <text:p text:style-name="P5"/>
      <text:p text:style-name="P4"><text:span text:style-name="T6">ΕΝΟΤΗΤΑ 2</text:span><text:span text:style-name="T5">:</text:span></text:p>
      <text:p text:style-name="P6">Προϋποθέσεις – περιορισμοί που πρέπει να τηρηθούν για την ορθή λειτουργία του έργου:</text:p>
      <text:list xml:id="list5886669520973158233" text:style-name="WWNum10">
        <text:list-item>
          <text:p text:style-name="P17"><text:span text:style-name="T3">Η </text:span><text:span text:style-name="T5">επιφάνεια</text:span><text:span text:style-name="T3"> επάνω στην οποία τοποθετούνται όλα τα μέρη/υλικά (πυροσβεστικά οχήματα, δασικές περιοχές, δρόμοι κ.τ.λ.) του έργου μας και γίνεται η εκτέλεσή του:</text:span></text:p>
          <text:list>
            <text:list-item>
              <text:p text:style-name="P17"><text:span text:style-name="T5">Πρέπει να είναι ανοιχτού χρώματος</text:span><text:span text:style-name="T3"> (ώστε να δημιουργείται έντονη αντίθεση μεταξύ αυτής και των δρόμων οι οποίοι υλοποιούνται με μαύρη μονωτική ταινία. Σκοπός της έντονης αντίθεσης είναι να λειτουργήσει σωστά ο αισθητήρας ανίχνευσης του είδους της επιφάνειας επάνω στην οποία βρίσκεται/κινείται το </text:span><text:span text:style-name="T7">robot</text:span><text:span text:style-name="T3"> </text:span><text:span text:style-name="T7">Edison</text:span><text:span text:style-name="T3">).</text:span></text:p>
            </text:list-item>
            <text:list-item>
              <text:p text:style-name="P17"><text:span text:style-name="T5">ΔΕΝ πρέπει να είναι γυαλιστερή</text:span><text:span text:style-name="T3"> (ώστε να λειτουργήσει σωστά ο αισθητήρας ανίχνευσης του είδους της επιφάνειας επάνω στην οποία βρίσκεται/κινείται το </text:span><text:span text:style-name="T7">robot</text:span><text:span text:style-name="T3"> </text:span><text:span text:style-name="T7">Edison</text:span><text:span text:style-name="T3">).</text:span></text:p>
            </text:list-item>
          </text:list>
        </text:list-item>
        <text:list-item>
          <text:p text:style-name="P17"><text:span text:style-name="T3">Η </text:span><text:span text:style-name="T5">μονωτική ταινία</text:span><text:span text:style-name="T3"> που χρησιμοποιείται για την υλοποίηση των δρόμων, </text:span><text:span text:style-name="T5">πρέπει να έχει πλάτος/πάχος τουλάχιστον 1,5 εκατοστών</text:span><text:span text:style-name="T3">. Αυτό είναι απαραίτητο ώστε να μπορεί ο αισθητήρας </text:span><text:soft-page-break/><text:span text:style-name="T3">ανίχνευσης του είδους της επιφάνειας, επάνω στην οποία βρίσκεται/κινείται το </text:span><text:span text:style-name="T7">robot</text:span><text:span text:style-name="T3"> </text:span><text:span text:style-name="T7">Edison</text:span><text:span text:style-name="T3">, να την ανιχνεύσει. (Στο έργο μας χρησιμοποιήσαμε μονωτική ταινία πάχους 1,8 εκατοστών ακριβώς).</text:span></text:p>
        </text:list-item>
        <text:list-item>
          <text:p text:style-name="P17"><text:span text:style-name="T5">Οι δρόμοι</text:span><text:span text:style-name="T3">, οι οποίοι οδηγούν ο καθένας σε διαφορετική δασική περιοχή </text:span><text:span text:style-name="T5">ΔΕΝ πρέπει να τέμνονται</text:span><text:span text:style-name="T3"> σε κανένα σημείο. Επίσης </text:span><text:span text:style-name="T5">ΔΕΝ πρέπει να βρίσκονται υπερβολικά κοντά ο ένας με τον άλλον</text:span><text:span text:style-name="T3">. Τα παραπάνω είναι απαραίτητα, επειδή, αν δεν τηρηθούν, τότε το πυροσβεστικό όχημα, ενώ κινείται στον σωστό δρόμο με σκοπό να καταλήξει στη δασική περιοχή που έχει πυρκαγιά, μπορεί να μπερδέψει τους δρόμους (μαύρες γραμμές) και να μεταπηδήσει στον λανθασμένο δρόμο ο οποίος καταλήγει σε άλλη δασική περιοχή. Αυτό μπορεί να συμβαίνει επειδή το πυροσβεστικό όχημα είναι έτσι προγραμματισμένο ώστε για να κινηθεί/ακολουθήσει μια μαύρη γραμμή μπαινοβγαίνει από αυτήν. Αυτό εγκυμονεί τον κίνδυνο να καταλήξει σε λανθασμένη γραμμή (δρόμο).</text:span></text:p>
        </text:list-item>
        <text:list-item>
          <text:p text:style-name="P17"><text:span text:style-name="T5">Στην αφετηρία τους οι δρόμοι πρέπει να είναι παράλληλοι</text:span><text:span text:style-name="T3"> (ή σχεδόν παράλληλοι) </text:span><text:span text:style-name="T5">και να απέχουν</text:span><text:span text:style-name="T3"> μεταξύ τους </text:span><text:span text:style-name="T5">τουλάχιστον 12 εκατοστά</text:span><text:span text:style-name="T3">. Αυτό είναι απαραίτητο ώστε το πυροσβεστικό όχημα, αφού επιλέξει τον σωστό δρόμο και αρχίσει να κινείται σε αυτόν, να ΜΗΝ καταλήξει σε λανθασμένο δρόμο (δείτε στο σημείο 4:44 – 4:46 στο βίντεο που υπάρχει στον παρακάτω σύνδεσμο: (</text:span><text:a xlink:type="simple" xlink:href="https://youtu.be/1GX12MkJj28" text:style-name="Internet_20_link" text:visited-style-name="Visited_20_Internet_20_Link"><text:span text:style-name="T7">https://youtu.be/1GX12MkJj28</text:span></text:a><text:span text:style-name="T3"> </text:span><text:span text:style-name="T7">). </text:span><text:span text:style-name="T3">Λόγω της μανούβρας που εκτελεί το</text:span><text:span text:style-name="T13"> </text:span><text:span text:style-name="T3">πυροσβεστικό όχημα, εάν οι δρόμοι στην αφετηρία τους ΔΕΝ απέχουν τουλάχιστον 12 εκατοστά, τότε το πυροσβεστικό όχημα θα καταλήξει στον 2ο δρόμο). <text:s/></text:span><text:span text:style-name="T5">ΤΟΝΙΖΕΤΑΙ</text:span><text:span text:style-name="T3"> ότι ο παραπάνω περιορισμός των παράλληλων δρόμων και της απόστασης τουλάχιστον 12 εκατοστών, ισχύει ΜΟΝΟ για την αφετηρία των δρόμων και όχι για την υπόλοιπη διαδρομή τους. Σε όλη την υπόλοιπη διαδρομή τους, οι δρόμοι, μπορεί να έχουν οποιοδήποτε σκαρίφημα και απόσταση, αρκεί να ΜΗΝ τέμνονται και να ΜΗΝ είναι υπερβολικά κοντά ο ένας με τον άλλον (όπως έχει ήδη αναφερθεί πιο πάνω).</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l" fo:country="G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l" fo:country="G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language-asian="el" style:country-asian="GR"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Default_20_Paragraph_20_Font" style:display-name="Default Paragraph Font" style:family="text"/>
    <style:style style:name="Κείμενο_20_πλαισίου_20_Char" style:display-name="Κείμενο πλαισίου Char" style:family="text" style:parent-style-name="Default_20_Paragraph_20_Font">
      <style:text-properties style:font-name="Tahoma" fo:font-size="8pt" style:font-size-asian="8pt" style:language-asian="el" style:country-asian="GR" style:font-name-complex="Tahoma1" style:font-size-complex="8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1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5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2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9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6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3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249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Σελίδα <text:page-number text:select-page="current">3</text:page-number> από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Βασίλης</meta:initial-creator>
    <dc:creator>Βασίλειος Λαδάς</dc:creator>
    <meta:editing-cycles>55</meta:editing-cycles>
    <meta:creation-date>2019-01-27T17:21:00</meta:creation-date>
    <dc:date>2020-05-19T21:59:35.93</dc:date>
    <meta:editing-duration>PT13M23S</meta:editing-duration>
    <meta:generator>OpenOffice/4.1.5$Win32 OpenOffice.org_project/415m1$Build-9789</meta:generator>
    <meta:document-statistic meta:table-count="0" meta:image-count="0" meta:object-count="0" meta:page-count="3" meta:paragraph-count="31" meta:word-count="1016" meta:character-count="68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